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2.7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3.4cm"/>
    </style:style>
    <style:style style:name="gr3" style:family="graphic" style:parent-style-name="objectwithoutfill">
      <style:graphic-properties svg:stroke-color="#009900" draw:marker-end="Arrow" draw:marker-end-width="0.3cm" draw:fill="solid" draw:fill-color="#ff3333" draw:textarea-vertical-align="middle"/>
    </style:style>
    <style:style style:name="gr4" style:family="graphic" style:parent-style-name="objectwithoutfill">
      <style:graphic-properties svg:stroke-color="#009900" draw:marker-end="Arrow" draw:marker-end-width="0.3cm" draw:fill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2.296cm"/>
    </style:style>
    <style:style style:name="gr6" style:family="graphic" style:parent-style-name="standard">
      <style:graphic-properties svg:stroke-color="#ff3333" draw:marker-end="Arrowheads_20_1" draw:fill="solid" draw:fill-color="#ffff66" draw:textarea-horizontal-align="justify" draw:textarea-vertical-align="middle" draw:auto-grow-height="false" fo:min-height="0.45cm" fo:min-width="2.9cm" fo:wrap-option="no-wrap"/>
    </style:style>
    <style:style style:name="gr7" style:family="graphic" style:parent-style-name="objectwithoutfill">
      <style:graphic-properties svg:stroke-color="#009900" draw:marker-end="Arrow" draw:marker-end-width="0.3cm" draw:fill="none" draw:textarea-vertical-align="bottom"/>
    </style:style>
    <style:style style:name="gr8" style:family="graphic" style:parent-style-name="objectwithoutfill">
      <style:graphic-properties draw:stroke="dash" draw:stroke-dash="Ultrafine_20_Dashed" svg:stroke-color="#0066cc" draw:marker-end="Arrow" draw:marker-end-width="0.3cm" draw:fill="none" draw:textarea-vertical-align="botto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000000" fo:font-size="10pt" style:font-size-asian="10pt" style:font-size-complex="10pt"/>
    </style:style>
    <style:style style:name="P4" style:family="paragraph">
      <style:paragraph-properties fo:text-align="center"/>
      <style:text-properties fo:color="#00000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2cm" svg:height="1.3cm" svg:x="5.15cm" svg:y="3.162cm">
          <draw:glue-point draw:id="8" svg:x="5cm" svg:y="2.307cm"/>
          <draw:glue-point draw:id="9" svg:x="5cm" svg:y="-2.307cm"/>
          <draw:glue-point draw:id="10" svg:x="2.656cm" svg:y="-5cm"/>
          <text:p text:style-name="P1"><text:span text:style-name="T1">LOADED [0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9cm" svg:height="1.3cm" svg:x="18.3cm" svg:y="7.5cm">
          <text:p text:style-name="P1"><text:span text:style-name="T1">INVALID [3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8.35cm" svg:y1="3.812cm" svg:x2="12.6cm" svg:y2="3.812cm" draw:start-shape="id1" draw:start-glue-point="7" draw:end-shape="id2" svg:d="M8350 3812h4250" svg:viewBox="0 0 4251 1">
          <text:p/>
        </draw:connector>
        <draw:connector draw:style-name="gr4" draw:text-style-name="P1" draw:layer="layout" svg:x1="6.75cm" svg:y1="4.462cm" svg:x2="6.75cm" svg:y2="6.9cm" draw:start-shape="id1" draw:start-glue-point="6" draw:end-shape="id3" svg:d="M6750 4462v2438" svg:viewBox="0 0 1 2439">
          <text:p/>
        </draw:connector>
        <draw:custom-shape draw:style-name="gr5" draw:text-style-name="P2" xml:id="id2" draw:id="id2" draw:layer="layout" svg:width="3.1cm" svg:height="1.8cm" svg:x="12.6cm" svg:y="2.912cm">
          <draw:glue-point draw:id="8" svg:x="-2.741cm" svg:y="-5cm"/>
          <text:p text:style-name="P1"><text:span text:style-name="T1">APPROVED [1]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draw:layer="layout" svg:width="3.4cm" svg:height="0.7cm" svg:x="13.6cm" svg:y="10.3cm">
          <text:p text:style-name="P1"><text:span text:style-name="T2">Start of Classic Card</text:span></text:p>
          <draw:enhanced-geometry svg:viewBox="0 0 21600 21600" draw:mirror-horizontal="false" draw:type="line-callout-1" draw:modifiers="-12670.3910614525 59561.7689015692 -1587.76830344016 17070.4707560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3" draw:layer="layout" svg:width="3.4cm" svg:height="0.7cm" draw:transform="rotate (-0.00261799387799158) translate (1.401cm 1.596cm)">
          <text:p text:style-name="P1"><text:span text:style-name="T2">Start of Instant Card</text:span></text:p>
          <draw:enhanced-geometry svg:viewBox="0 0 21600 21600" draw:mirror-horizontal="false" draw:type="line-callout-1" draw:modifiers="23378.300499853 58976.3195435093 -1587.76830344016 17070.4707560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7" draw:text-style-name="P4" draw:layer="layout" svg:x1="1.8cm" svg:y1="18cm" svg:x2="6.5cm" svg:y2="18cm">
          <text:p text:style-name="P1"><text:span text:style-name="T3">Instant Card Issue</text:span></text:p>
        </draw:line>
        <draw:line draw:style-name="gr8" draw:text-style-name="P2" draw:layer="layout" svg:x1="1.8cm" svg:y1="19.3cm" svg:x2="6.5cm" svg:y2="19.3cm">
          <text:p text:style-name="P1"><text:span text:style-name="T1">Classic Card Issue</text:span></text:p>
        </draw:line>
        <draw:custom-shape draw:style-name="gr5" draw:text-style-name="P2" xml:id="id3" draw:id="id3" draw:layer="layout" svg:width="3.1cm" svg:height="1.8cm" svg:x="5.2cm" svg:y="6.9cm">
          <draw:glue-point draw:id="8" svg:x="-2.741cm" svg:y="-5cm"/>
          <text:p text:style-name="P1"><text:span text:style-name="T1">REJECTED [2]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918" svg:d="M737 1131h394l-564-1131-567 1131h398l-398 787h1131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image-width="0cm" draw:fill-image-height="0cm" draw:textarea-horizontal-align="center" draw:textarea-vertical-align="middle" draw:fit-to-size="false" draw:fit-to-contour="false" fo:padding-top="0cm" fo:padding-bottom="0cm" fo:padding-left="0cm" fo:padding-right="0cm"/>
      <style:text-properties fo: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5T11:09:33.250000000</meta:creation-date>
    <dc:date>2014-08-19T16:00:46.458000000</dc:date>
    <meta:editing-duration>PT7H27M21S</meta:editing-duration>
    <meta:editing-cycles>16</meta:editing-cycles>
    <meta:generator>LibreOffice/4.3.0.4$Windows_x86 LibreOffice_project/62ad5818884a2fc2e5780dd45466868d41009ec0</meta:generator>
    <meta:document-statistic meta:object-count="10"/>
  </office:meta>
</office:document-meta>
</file>